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40000007084FFDA41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6666" svg:stroke-linecap="square" draw:fill-color="#ffffff" draw:textarea-horizontal-align="justify" draw:textarea-vertical-align="middle" draw:auto-grow-height="false" fo:min-height="8.64cm" fo:min-width="24.69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6666" svg:stroke-linecap="square" draw:fill-color="#ffffff" draw:textarea-horizontal-align="justify" draw:textarea-vertical-align="middle" draw:auto-grow-height="false" fo:min-height="3.256cm" fo:min-width="24.699cm"/>
    </style:style>
    <style:style style:name="gr5" style:family="graphic" style:parent-style-name="standard">
      <style:graphic-properties svg:stroke-color="#006666" svg:stroke-linecap="square" draw:fill-color="#ffffff" draw:textarea-horizontal-align="justify" draw:textarea-vertical-align="middle" draw:auto-grow-height="false" fo:min-height="12.006cm" fo:min-width="24.69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paragraph-properties fo:margin-left="1.016cm" fo:margin-right="0cm" fo:text-align="start" fo:text-indent="0cm"/>
    </style:style>
    <style:style style:name="P5" style:family="paragraph">
      <style:paragraph-properties fo:margin-left="1.016cm" fo:margin-right="0cm" fo:margin-top="1.88cm" fo:margin-bottom="0cm" fo:text-align="start" fo:text-indent="0cm"/>
    </style:style>
    <style:style style:name="P6" style:family="paragraph">
      <style:paragraph-properties fo:margin-left="1.016cm" fo:margin-right="0cm" fo:margin-top="1.88cm" fo:margin-bottom="0cm" fo:text-align="start" fo:text-indent="0cm"/>
      <style:text-properties fo:font-size="3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.286cm" svg:height="21.336cm" svg:x="-0.254cm" svg:y="0cm">
          <draw:image xlink:href="Pictures/1000000000000B40000007084FFDA412.jpg" xlink:type="simple" xlink:show="embed" xlink:actuate="onLoad">
            <text:p/>
          </draw:image>
        </draw:frame>
        <draw:custom-shape draw:style-name="gr2" draw:text-style-name="P1" draw:layer="layout" svg:width="25.199cm" svg:height="8.89cm" svg:x="1.4cm" svg:y="5.24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2.437cm" presentation:class="subtitle" presentation:user-transformed="true">
          <draw:text-box>
            <text:p text:style-name="P2"><text:span text:style-name="T1">GEN - jYahtzee</text:span></text:p>
            <text:p text:style-name="P2"><text:span text:style-name="T2">Combremont Rosanne</text:span></text:p>
            <text:p text:style-name="P2"><text:span text:style-name="T2">Dupraz Madolyne</text:span></text:p>
            <text:p text:style-name="P2"><text:span text:style-name="T2">Franchini Fabien</text:span></text:p>
            <text:p text:style-name="P2"><text:span text:style-name="T2">Ounon Ibrahim</text:span></text:p>
            <text:p text:style-name="P2"><text:span text:style-name="T2">Ponce Kevin</text:span></text:p>
            <text:p text:style-name="P2"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8.448cm" svg:height="21.336cm" svg:x="-0.254cm" svg:y="0cm">
          <draw:image xlink:href="Pictures/1000000000000B40000007084FFDA412.jpg" xlink:type="simple" xlink:show="embed" xlink:actuate="onLoad">
            <text:p/>
          </draw:image>
        </draw:frame>
        <draw:custom-shape draw:style-name="gr4" draw:text-style-name="P1" draw:layer="layout" svg:width="25.199cm" svg:height="3.506cm" svg:x="1.4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4">Sommaire</text:p>
          </draw:text-box>
        </draw:frame>
        <draw:custom-shape draw:style-name="gr5" draw:text-style-name="P1" draw:layer="layout" svg:width="25.199cm" svg:height="12.256cm" svg:x="1.4cm" svg:y="4.83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 text:style-name="P5"><text:line-break/>- Introduction<text:line-break/>- Méthodologie<text:line-break/>- Règles du jeu<text:line-break/>- Architecture<text:line-break/>- Interface utilisateur<text:line-break/>- Problèmes rencontrés<text:line-break/>- Conclusion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draw:style-name="gr1" draw:text-style-name="P1" draw:layer="layout" svg:width="28.286cm" svg:height="21.336cm" svg:x="-0.254cm" svg:y="0cm">
          <draw:image xlink:href="Pictures/1000000000000B40000007084FFDA412.jpg" xlink:type="simple" xlink:show="embed" xlink:actuate="onLoad">
            <text:p/>
          </draw:image>
        </draw:frame>
        <draw:custom-shape draw:style-name="gr4" draw:text-style-name="P1" draw:layer="layout" svg:width="25.199cm" svg:height="3.506cm" svg:x="1.4cm" svg:y="7.13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>
          <draw:text-box>
            <text:p text:style-name="P2"><text:span text:style-name="T3">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8.448cm" svg:height="21.336cm" svg:x="-0.254cm" svg:y="0cm">
          <draw:image xlink:href="Pictures/1000000000000B40000007084FFDA412.jpg" xlink:type="simple" xlink:show="embed" xlink:actuate="onLoad">
            <text:p/>
          </draw:image>
        </draw:frame>
        <draw:custom-shape draw:style-name="gr4" draw:text-style-name="P1" draw:layer="layout" svg:width="25.199cm" svg:height="3.506cm" svg:x="1.4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4">Méthodologie</text:p>
          </draw:text-box>
        </draw:frame>
        <draw:custom-shape draw:style-name="gr5" draw:text-style-name="P1" draw:layer="layout" svg:width="25.199cm" svg:height="12.256cm" svg:x="1.4cm" svg:y="4.83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6"><text:line-break/>- Introduction<text:line-break/>- Méthodologie<text:line-break/>- Règles du jeu<text:line-break/>- Architecture<text:line-break/>- Interface utilisateur<text:line-break/>- Problèmes rencontrés<text:line-break/>- Conclusion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8.448cm" svg:height="21.336cm" svg:x="-0.254cm" svg:y="0cm">
          <draw:image xlink:href="Pictures/1000000000000B40000007084FFDA412.jpg" xlink:type="simple" xlink:show="embed" xlink:actuate="onLoad">
            <text:p/>
          </draw:image>
        </draw:frame>
        <draw:custom-shape draw:style-name="gr4" draw:text-style-name="P1" draw:layer="layout" svg:width="25.199cm" svg:height="3.506cm" svg:x="1.4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4">Règles du jeu</text:p>
          </draw:text-box>
        </draw:frame>
        <draw:custom-shape draw:style-name="gr5" draw:text-style-name="P1" draw:layer="layout" svg:width="25.199cm" svg:height="12.256cm" svg:x="1.4cm" svg:y="4.83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6"><text:line-break/>- Introduction<text:line-break/>- Méthodologie<text:line-break/>- Règles du jeu<text:line-break/>- Architecture<text:line-break/>- Interface utilisateur<text:line-break/>- Problèmes rencontrés<text:line-break/>- Conclusion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8.448cm" svg:height="21.336cm" svg:x="-0.254cm" svg:y="0cm">
          <draw:image xlink:href="Pictures/1000000000000B40000007084FFDA412.jpg" xlink:type="simple" xlink:show="embed" xlink:actuate="onLoad">
            <text:p/>
          </draw:image>
        </draw:frame>
        <draw:custom-shape draw:style-name="gr4" draw:text-style-name="P1" draw:layer="layout" svg:width="25.199cm" svg:height="3.506cm" svg:x="1.4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4">Architecture</text:p>
          </draw:text-box>
        </draw:frame>
        <draw:custom-shape draw:style-name="gr5" draw:text-style-name="P1" draw:layer="layout" svg:width="25.199cm" svg:height="12.256cm" svg:x="1.4cm" svg:y="4.83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6"><text:line-break/>- Introduction<text:line-break/>- Méthodologie<text:line-break/>- Règles du jeu<text:line-break/>- Architecture<text:line-break/>- Interface utilisateur<text:line-break/>- Problèmes rencontrés<text:line-break/>- Conclusion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8.448cm" svg:height="21.336cm" svg:x="-0.254cm" svg:y="0cm">
          <draw:image xlink:href="Pictures/1000000000000B40000007084FFDA412.jpg" xlink:type="simple" xlink:show="embed" xlink:actuate="onLoad">
            <text:p/>
          </draw:image>
        </draw:frame>
        <draw:custom-shape draw:style-name="gr4" draw:text-style-name="P1" draw:layer="layout" svg:width="25.199cm" svg:height="3.506cm" svg:x="1.4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4">Interface utilisateur</text:p>
          </draw:text-box>
        </draw:frame>
        <draw:custom-shape draw:style-name="gr5" draw:text-style-name="P1" draw:layer="layout" svg:width="25.199cm" svg:height="12.256cm" svg:x="1.4cm" svg:y="4.83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6"><text:line-break/>- Introduction<text:line-break/>- Méthodologie<text:line-break/>- Règles du jeu<text:line-break/>- Architecture<text:line-break/>- Interface utilisateur<text:line-break/>- Problèmes rencontrés<text:line-break/>- Conclusion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8.448cm" svg:height="21.336cm" svg:x="-0.254cm" svg:y="0cm">
          <draw:image xlink:href="Pictures/1000000000000B40000007084FFDA412.jpg" xlink:type="simple" xlink:show="embed" xlink:actuate="onLoad">
            <text:p/>
          </draw:image>
        </draw:frame>
        <draw:custom-shape draw:style-name="gr4" draw:text-style-name="P1" draw:layer="layout" svg:width="25.199cm" svg:height="3.506cm" svg:x="1.4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4">Problèmes rencontrés</text:p>
          </draw:text-box>
        </draw:frame>
        <draw:custom-shape draw:style-name="gr5" draw:text-style-name="P1" draw:layer="layout" svg:width="25.199cm" svg:height="12.256cm" svg:x="1.4cm" svg:y="4.83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6"><text:line-break/>- Introduction<text:line-break/>- Méthodologie<text:line-break/>- Règles du jeu<text:line-break/>- Architecture<text:line-break/>- Interface utilisateur<text:line-break/>- Problèmes rencontrés<text:line-break/>- Conclusion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draw:style-name="gr1" draw:text-style-name="P1" draw:layer="layout" svg:width="28.286cm" svg:height="21.336cm" svg:x="-0.254cm" svg:y="0cm">
          <draw:image xlink:href="Pictures/1000000000000B40000007084FFDA412.jpg" xlink:type="simple" xlink:show="embed" xlink:actuate="onLoad">
            <text:p/>
          </draw:image>
        </draw:frame>
        <draw:custom-shape draw:style-name="gr4" draw:text-style-name="P1" draw:layer="layout" svg:width="25.199cm" svg:height="3.506cm" svg:x="1.4cm" svg:y="7.13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>
          <draw:text-box>
            <text:p text:style-name="P2"><text:span text:style-name="T3">Conclus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09:33:29.096901545</meta:creation-date>
    <dc:date>2016-06-15T14:38:05.071683033</dc:date>
    <meta:editing-duration>PT3H48M13S</meta:editing-duration>
    <meta:editing-cycles>2</meta:editing-cycles>
    <meta:generator>LibreOffice/4.3.7.2$Linux_X86_64 LibreOffice_project/430$Build-2</meta:generator>
    <meta:document-statistic meta:object-count="78"/>
  </office:meta>
</office:document-meta>
</file>